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11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5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6.1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14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cm" svg:height="3.3cm" svg:x="3.6cm" svg:y="2.6cm">
          <text:p text:style-name="P1">Switch(Interfac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.9cm" svg:x="2.6cm" svg:y="8.5cm">
          <text:p text:style-name="P1">TVSwitc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cm" svg:height="2.9cm" svg:x="10.2cm" svg:y="8.4cm">
          <text:p text:style-name="P1">RefrigeratorSwitch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7cm" svg:y1="6.2cm" svg:x2="5.4cm" svg:y2="8.3cm">
          <text:p/>
        </draw:line>
        <draw:line draw:style-name="gr4" draw:text-style-name="P2" draw:layer="layout" svg:x1="8.1cm" svg:y1="6.3cm" svg:x2="11.2cm" svg:y2="8.2cm">
          <text:p/>
        </draw:line>
        <draw:frame draw:style-name="gr5" draw:text-style-name="P3" draw:layer="layout" svg:width="5.5cm" svg:height="0.962cm" svg:x="10.7cm" svg:y="6.8cm">
          <draw:text-box>
            <text:p>Implements</text:p>
          </draw:text-box>
        </draw:frame>
        <draw:frame draw:style-name="gr5" draw:text-style-name="P3" draw:layer="layout" svg:width="5.5cm" svg:height="0.962cm" svg:x="1cm" svg:y="6.9cm">
          <draw:text-box>
            <text:p>Implements</text:p>
          </draw:text-box>
        </draw:frame>
        <draw:line draw:style-name="gr4" draw:text-style-name="P2" draw:layer="layout" svg:x1="1.7cm" svg:y1="12.9cm" svg:x2="18.9cm" svg:y2="12.8cm">
          <text:p/>
        </draw:line>
        <draw:line draw:style-name="gr6" draw:text-style-name="P2" draw:layer="layout" svg:x1="10.1cm" svg:y1="13.1cm" svg:x2="10.2cm" svg:y2="16.6cm">
          <text:p/>
        </draw:line>
        <draw:custom-shape draw:style-name="gr7" draw:text-style-name="P1" draw:layer="layout" svg:width="7.5cm" svg:height="1.7cm" svg:x="6.4cm" svg:y="16.6cm">
          <text:p text:style-name="P1">User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6cm" svg:height="0.962cm" svg:x="11cm" svg:y="13.8cm">
          <draw:text-box>
            <text:p>uses</text:p>
          </draw:text-box>
        </draw:frame>
        <draw:custom-shape draw:style-name="gr9" draw:text-style-name="P1" xml:id="id1" draw:id="id1" draw:layer="layout" svg:width="15.3cm" svg:height="2.5cm" svg:x="2.9cm" svg:y="20.5cm">
          <text:p text:style-name="P4">PerformOperation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0.168cm" svg:y1="18.709cm" svg:x2="10.55cm" svg:y2="20.5cm" draw:end-shape="id1" draw:end-glue-point="0" svg:d="M10168 18709l382 1791" svg:viewBox="0 0 383 179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8:48:55.694920411</meta:creation-date>
    <dc:date>2021-05-30T19:15:06.797640845</dc:date>
    <meta:editing-duration>PT5M50S</meta:editing-duration>
    <meta:editing-cycles>1</meta:editing-cycles>
    <meta:document-statistic meta:object-count="13"/>
    <meta:generator>LibreOffice/6.4.7.2$Linux_X86_64 LibreOffice_project/40$Build-2</meta:generator>
  </office:meta>
</office:document-meta>
</file>